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4228" officeooo:paragraph-rsid="0013422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4228" officeooo:paragraph-rsid="0013422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 bolo de chocolate</text:p>
      <text:p text:style-name="P2">1 – <text:span text:style-name="T3">Separar os ingredientes;</text:span></text:p>
      <text:p text:style-name="P2">2 – <text:span text:style-name="T3">Também separar a forma que será utilizada;</text:span></text:p>
      <text:p text:style-name="P2">3 – <text:span text:style-name="T3">Untar a forma com manteiga, utilizando papel e depois acrescentar trigo ou achocolatado uniformemente e também pré aquecer o forno;</text:span></text:p>
      <text:p text:style-name="P2">4 – <text:span text:style-name="T3">Bater a mão ou na batedeira os ovos e o açúcar;</text:span></text:p>
      <text:p text:style-name="P2">5 – <text:span text:style-name="T3">Derreter um pouco a manteiga, adicionar aos ovos e açúcar e misturar bem;</text:span></text:p>
      <text:p text:style-name="P2">6 - <text:span text:style-name="T3">Adicionar o leite e misturar novamente;</text:span></text:p>
      <text:p text:style-name="P2">7 – <text:span text:style-name="T3">Peneirar o achocolatado e o açúcar e misturar delicadamente, até a massa ficar homogênea;</text:span></text:p>
      <text:p text:style-name="P2">8 – <text:span text:style-name="T3">Despejar a massa na forma untada;</text:span></text:p>
      <text:p text:style-name="P2">9 – <text:span text:style-name="T3">Colocar no forno parar assar por cerca de 30/40 minutos;</text:span></text:p>
      <text:p text:style-name="P2">10 – <text:span text:style-name="T3">Ir observando durante esse tempo, quando parecer pronto, espetar um garfo: Caso o mesmo saia limpo, o bolo está pronto, se sair com farelos, deixar assar mais um pouco;</text:span></text:p>
      <text:p text:style-name="P2">11 – <text:span text:style-name="T3">Quando pronto tirar do forno;</text:span></text:p>
      <text:p text:style-name="P2">12 – <text:span text:style-name="T3">Esperar esfriar para cortar e servir.</text:span></text:p>
      <text:p text:style-name="P2"><text:span text:style-name="T3"/></text:p>
      <text:p text:style-name="P2"><text:span text:style-name="T3">Cintia de Azevedo Castr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48:25.767000000</meta:creation-date>
    <dc:date>2024-04-15T18:02:24.125000000</dc:date>
    <meta:editing-duration>PT14M27S</meta:editing-duration>
    <meta:editing-cycles>1</meta:editing-cycles>
    <meta:document-statistic meta:table-count="0" meta:image-count="0" meta:object-count="0" meta:page-count="1" meta:paragraph-count="14" meta:word-count="151" meta:character-count="871" meta:non-whitespace-character-count="723"/>
    <meta:generator>LibreOffice/7.6.3.2$Windows_X86_64 LibreOffice_project/29d686fea9f6705b262d369fede658f824154cc0</meta:generator>
  </office:meta>
</office:document-meta>
</file>